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1.068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6">
      <style:table-cell-properties fo:padding-bottom="0.0193in" fo:padding-left="0.0138in" fo:padding-right="0.0138in" fo:padding-top="0.0193in"/>
    </style:style>
    <style:style style:name="ce3" style:family="table-cell" style:parent-style-name="Default">
      <style:table-cell-properties fo:border-bottom="0.0071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6">
      <style:table-cell-properties fo:border-bottom="0.0071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6"/>
    <style:style style:name="ce6" style:family="table-cell" style:parent-style-name="Default" style:data-style-name="N116">
      <style:text-properties style:font-name="Arial" style:font-name-asian="DejaVu Sans" style:font-name-complex="DejaVu Sans"/>
    </style:style>
    <style:style style:name="ce7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Mushroom Data" table:style-name="ta1" table:print="false">
        <table:table-column table:style-name="co1" table:default-cell-style-name="Default"/>
        <table:table-column table:style-name="co1" table:number-columns-repeated="1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1" table:number-columns-repeated="1008" table:default-cell-style-name="Default"/>
        <table:table-row table:style-name="ro1">
          <table:table-cell table:style-name="ce1" office:value-type="string">
            <text:p>Miner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Ave</text:p>
          </table:table-cell>
          <table:table-cell table:style-name="ce3" office:value-type="string">
            <text:p>StdDev</text:p>
          </table:table-cell>
          <table:table-cell table:style-name="ce4" office:value-type="string">
            <text:p>First Quartile</text:p>
          </table:table-cell>
          <table:table-cell table:style-name="ce4" office:value-type="string">
            <text:p>Second Quartile</text:p>
          </table:table-cell>
          <table:table-cell table:style-name="ce4" office:value-type="string">
            <text:p>Third Quartile</text:p>
          </table:table-cell>
          <table:table-cell table:number-columns-repeated="1008"/>
        </table:table-row>
        <table:table-row table:style-name="ro1">
          <table:table-cell office:value-type="string">
            <text:p>AAAAA</text:p>
          </table:table-cell>
          <table:table-cell office:value-type="float" office:value="6179">
            <text:p>6179</text:p>
          </table:table-cell>
          <table:table-cell office:value-type="float" office:value="5787">
            <text:p>5787</text:p>
          </table:table-cell>
          <table:table-cell office:value-type="float" office:value="6440">
            <text:p>6440</text:p>
          </table:table-cell>
          <table:table-cell office:value-type="float" office:value="10398">
            <text:p>10398</text:p>
          </table:table-cell>
          <table:table-cell office:value-type="float" office:value="6185">
            <text:p>6185</text:p>
          </table:table-cell>
          <table:table-cell office:value-type="float" office:value="4126">
            <text:p>4126</text:p>
          </table:table-cell>
          <table:table-cell office:value-type="float" office:value="4999">
            <text:p>4999</text:p>
          </table:table-cell>
          <table:table-cell office:value-type="float" office:value="6371">
            <text:p>6371</text:p>
          </table:table-cell>
          <table:table-cell office:value-type="float" office:value="6494">
            <text:p>6494</text:p>
          </table:table-cell>
          <table:table-cell office:value-type="float" office:value="9071">
            <text:p>9071</text:p>
          </table:table-cell>
          <table:table-cell table:formula="of:=AVERAGE([.B2:.K2])" office:value-type="float" office:value="6605">
            <text:p>6605</text:p>
          </table:table-cell>
          <table:table-cell table:formula="of:=STDEV([.B2:.K2])" office:value-type="float" office:value="1835.27121822483">
            <text:p>1835</text:p>
          </table:table-cell>
          <table:table-cell table:formula="of:=QUARTILE([.B2:.K2];1)" office:value-type="float" office:value="5885">
            <text:p>5885</text:p>
          </table:table-cell>
          <table:table-cell table:formula="of:=QUARTILE([.B2:.K2];2)" office:value-type="float" office:value="6278">
            <text:p>6278</text:p>
          </table:table-cell>
          <table:table-cell table:formula="of:=QUARTILE([.B2:.K2];3)" office:value-type="float" office:value="6480.5">
            <text:p>6481</text:p>
          </table:table-cell>
          <table:table-cell table:style-name="ce7"/>
          <table:table-cell table:number-columns-repeated="1007"/>
        </table:table-row>
        <table:table-row table:style-name="ro1">
          <table:table-cell office:value-type="string">
            <text:p>AAAAB</text:p>
          </table:table-cell>
          <table:table-cell office:value-type="float" office:value="79343">
            <text:p>79343</text:p>
          </table:table-cell>
          <table:table-cell office:value-type="float" office:value="79465">
            <text:p>79465</text:p>
          </table:table-cell>
          <table:table-cell office:value-type="float" office:value="78464">
            <text:p>78464</text:p>
          </table:table-cell>
          <table:table-cell office:value-type="float" office:value="80685">
            <text:p>80685</text:p>
          </table:table-cell>
          <table:table-cell office:value-type="float" office:value="82028">
            <text:p>82028</text:p>
          </table:table-cell>
          <table:table-cell office:value-type="float" office:value="82605">
            <text:p>82605</text:p>
          </table:table-cell>
          <table:table-cell office:value-type="float" office:value="78508">
            <text:p>78508</text:p>
          </table:table-cell>
          <table:table-cell office:value-type="float" office:value="80737">
            <text:p>80737</text:p>
          </table:table-cell>
          <table:table-cell office:value-type="float" office:value="78628">
            <text:p>78628</text:p>
          </table:table-cell>
          <table:table-cell office:value-type="float" office:value="79227">
            <text:p>79227</text:p>
          </table:table-cell>
          <table:table-cell table:formula="of:=AVERAGE([.B3:.K3])" office:value-type="float" office:value="79969">
            <text:p>79969</text:p>
          </table:table-cell>
          <table:table-cell table:formula="of:=STDEV([.B3:.K3])" office:value-type="float" office:value="1478.91626988594">
            <text:p>1479</text:p>
          </table:table-cell>
          <table:table-cell table:formula="of:=QUARTILE([.B3:.K3];1)" office:value-type="float" office:value="78777.75">
            <text:p>78778</text:p>
          </table:table-cell>
          <table:table-cell table:formula="of:=QUARTILE([.B3:.K3];2)" office:value-type="float" office:value="79404">
            <text:p>79404</text:p>
          </table:table-cell>
          <table:table-cell table:formula="of:=QUARTILE([.B3:.K3];3)" office:value-type="float" office:value="80724">
            <text:p>80724</text:p>
          </table:table-cell>
          <table:table-cell table:number-columns-repeated="1008"/>
        </table:table-row>
        <table:table-row table:style-name="ro1">
          <table:table-cell office:value-type="string">
            <text:p>AAAAC</text:p>
          </table:table-cell>
          <table:table-cell office:value-type="float" office:value="31404">
            <text:p>31404</text:p>
          </table:table-cell>
          <table:table-cell office:value-type="float" office:value="34114">
            <text:p>34114</text:p>
          </table:table-cell>
          <table:table-cell office:value-type="float" office:value="30816">
            <text:p>30816</text:p>
          </table:table-cell>
          <table:table-cell office:value-type="float" office:value="29584">
            <text:p>29584</text:p>
          </table:table-cell>
          <table:table-cell office:value-type="float" office:value="29598">
            <text:p>29598</text:p>
          </table:table-cell>
          <table:table-cell office:value-type="float" office:value="29013">
            <text:p>29013</text:p>
          </table:table-cell>
          <table:table-cell office:value-type="float" office:value="30102">
            <text:p>30102</text:p>
          </table:table-cell>
          <table:table-cell office:value-type="float" office:value="29381">
            <text:p>29381</text:p>
          </table:table-cell>
          <table:table-cell office:value-type="float" office:value="29808">
            <text:p>29808</text:p>
          </table:table-cell>
          <table:table-cell office:value-type="float" office:value="31844">
            <text:p>31844</text:p>
          </table:table-cell>
          <table:table-cell table:formula="of:=AVERAGE([.B4:.K4])" office:value-type="float" office:value="30566.4">
            <text:p>30566</text:p>
          </table:table-cell>
          <table:table-cell table:formula="of:=STDEV([.B4:.K4])" office:value-type="float" office:value="1545.37203000155">
            <text:p>1545</text:p>
          </table:table-cell>
          <table:table-cell table:formula="of:=QUARTILE([.B4:.K4];1)" office:value-type="float" office:value="29587.5">
            <text:p>29588</text:p>
          </table:table-cell>
          <table:table-cell table:formula="of:=QUARTILE([.B4:.K4];2)" office:value-type="float" office:value="29955">
            <text:p>29955</text:p>
          </table:table-cell>
          <table:table-cell table:formula="of:=QUARTILE([.B4:.K4];3)" office:value-type="float" office:value="31257">
            <text:p>31257</text:p>
          </table:table-cell>
          <table:table-cell table:number-columns-repeated="1008"/>
        </table:table-row>
        <table:table-row table:style-name="ro1">
          <table:table-cell office:value-type="string">
            <text:p>ABAAA</text:p>
          </table:table-cell>
          <table:table-cell office:value-type="float" office:value="5027">
            <text:p>5027</text:p>
          </table:table-cell>
          <table:table-cell office:value-type="float" office:value="6424">
            <text:p>6424</text:p>
          </table:table-cell>
          <table:table-cell office:value-type="float" office:value="7485">
            <text:p>7485</text:p>
          </table:table-cell>
          <table:table-cell office:value-type="float" office:value="5948">
            <text:p>5948</text:p>
          </table:table-cell>
          <table:table-cell office:value-type="float" office:value="6176">
            <text:p>6176</text:p>
          </table:table-cell>
          <table:table-cell office:value-type="float" office:value="5574">
            <text:p>5574</text:p>
          </table:table-cell>
          <table:table-cell office:value-type="float" office:value="6442">
            <text:p>6442</text:p>
          </table:table-cell>
          <table:table-cell office:value-type="float" office:value="5265">
            <text:p>5265</text:p>
          </table:table-cell>
          <table:table-cell office:value-type="float" office:value="4871">
            <text:p>4871</text:p>
          </table:table-cell>
          <table:table-cell office:value-type="float" office:value="4670">
            <text:p>4670</text:p>
          </table:table-cell>
          <table:table-cell table:formula="of:=AVERAGE([.B5:.K5])" office:value-type="float" office:value="5788.2">
            <text:p>5788</text:p>
          </table:table-cell>
          <table:table-cell table:formula="of:=STDEV([.B5:.K5])" office:value-type="float" office:value="874.161414029341">
            <text:p>874</text:p>
          </table:table-cell>
          <table:table-cell table:formula="of:=QUARTILE([.B5:.K5];1)" office:value-type="float" office:value="5086.5">
            <text:p>5087</text:p>
          </table:table-cell>
          <table:table-cell table:formula="of:=QUARTILE([.B5:.K5];2)" office:value-type="float" office:value="5761">
            <text:p>5761</text:p>
          </table:table-cell>
          <table:table-cell table:formula="of:=QUARTILE([.B5:.K5];3)" office:value-type="float" office:value="6362">
            <text:p>6362</text:p>
          </table:table-cell>
          <table:table-cell table:number-columns-repeated="1008"/>
        </table:table-row>
        <table:table-row table:style-name="ro1">
          <table:table-cell office:value-type="string">
            <text:p>ABAAB</text:p>
          </table:table-cell>
          <table:table-cell office:value-type="float" office:value="79397">
            <text:p>79397</text:p>
          </table:table-cell>
          <table:table-cell office:value-type="float" office:value="81579">
            <text:p>81579</text:p>
          </table:table-cell>
          <table:table-cell office:value-type="float" office:value="79854">
            <text:p>79854</text:p>
          </table:table-cell>
          <table:table-cell office:value-type="float" office:value="79588">
            <text:p>79588</text:p>
          </table:table-cell>
          <table:table-cell office:value-type="float" office:value="78882">
            <text:p>78882</text:p>
          </table:table-cell>
          <table:table-cell office:value-type="float" office:value="79577">
            <text:p>79577</text:p>
          </table:table-cell>
          <table:table-cell office:value-type="float" office:value="80669">
            <text:p>80669</text:p>
          </table:table-cell>
          <table:table-cell office:value-type="float" office:value="80707">
            <text:p>80707</text:p>
          </table:table-cell>
          <table:table-cell office:value-type="float" office:value="77742">
            <text:p>77742</text:p>
          </table:table-cell>
          <table:table-cell office:value-type="float" office:value="79527">
            <text:p>79527</text:p>
          </table:table-cell>
          <table:table-cell table:formula="of:=AVERAGE([.B6:.K6])" office:value-type="float" office:value="79752.2">
            <text:p>79752</text:p>
          </table:table-cell>
          <table:table-cell table:formula="of:=STDEV([.B6:.K6])" office:value-type="float" office:value="1061.04862177837">
            <text:p>1061</text:p>
          </table:table-cell>
          <table:table-cell table:formula="of:=QUARTILE([.B6:.K6];1)" office:value-type="float" office:value="79429.5">
            <text:p>79430</text:p>
          </table:table-cell>
          <table:table-cell table:formula="of:=QUARTILE([.B6:.K6];2)" office:value-type="float" office:value="79582.5">
            <text:p>79583</text:p>
          </table:table-cell>
          <table:table-cell table:formula="of:=QUARTILE([.B6:.K6];3)" office:value-type="float" office:value="80465.25">
            <text:p>80465</text:p>
          </table:table-cell>
          <table:table-cell table:number-columns-repeated="1008"/>
        </table:table-row>
        <table:table-row table:style-name="ro1">
          <table:table-cell office:value-type="string">
            <text:p>ABAAC</text:p>
          </table:table-cell>
          <table:table-cell office:value-type="float" office:value="28055">
            <text:p>28055</text:p>
          </table:table-cell>
          <table:table-cell office:value-type="float" office:value="31959">
            <text:p>31959</text:p>
          </table:table-cell>
          <table:table-cell office:value-type="float" office:value="30386">
            <text:p>30386</text:p>
          </table:table-cell>
          <table:table-cell office:value-type="float" office:value="28537">
            <text:p>28537</text:p>
          </table:table-cell>
          <table:table-cell office:value-type="float" office:value="30520">
            <text:p>30520</text:p>
          </table:table-cell>
          <table:table-cell office:value-type="float" office:value="27951">
            <text:p>27951</text:p>
          </table:table-cell>
          <table:table-cell office:value-type="float" office:value="27233">
            <text:p>27233</text:p>
          </table:table-cell>
          <table:table-cell office:value-type="float" office:value="29349">
            <text:p>29349</text:p>
          </table:table-cell>
          <table:table-cell office:value-type="float" office:value="29167">
            <text:p>29167</text:p>
          </table:table-cell>
          <table:table-cell office:value-type="float" office:value="30077">
            <text:p>30077</text:p>
          </table:table-cell>
          <table:table-cell table:formula="of:=AVERAGE([.B7:.K7])" office:value-type="float" office:value="29323.4">
            <text:p>29323</text:p>
          </table:table-cell>
          <table:table-cell table:formula="of:=STDEV([.B7:.K7])" office:value-type="float" office:value="1436.8524396518">
            <text:p>1437</text:p>
          </table:table-cell>
          <table:table-cell table:formula="of:=QUARTILE([.B7:.K7];1)" office:value-type="float" office:value="28175.5">
            <text:p>28176</text:p>
          </table:table-cell>
          <table:table-cell table:formula="of:=QUARTILE([.B7:.K7];2)" office:value-type="float" office:value="29258">
            <text:p>29258</text:p>
          </table:table-cell>
          <table:table-cell table:formula="of:=QUARTILE([.B7:.K7];3)" office:value-type="float" office:value="30308.75">
            <text:p>30309</text:p>
          </table:table-cell>
          <table:table-cell table:number-columns-repeated="1008"/>
        </table:table-row>
        <table:table-row table:style-name="ro1">
          <table:table-cell office:value-type="string">
            <text:p>ACAAA</text:p>
          </table:table-cell>
          <table:table-cell office:value-type="float" office:value="4905">
            <text:p>4905</text:p>
          </table:table-cell>
          <table:table-cell office:value-type="float" office:value="5864">
            <text:p>5864</text:p>
          </table:table-cell>
          <table:table-cell office:value-type="float" office:value="4304">
            <text:p>4304</text:p>
          </table:table-cell>
          <table:table-cell office:value-type="float" office:value="4271">
            <text:p>4271</text:p>
          </table:table-cell>
          <table:table-cell office:value-type="float" office:value="5063">
            <text:p>5063</text:p>
          </table:table-cell>
          <table:table-cell office:value-type="float" office:value="4253">
            <text:p>4253</text:p>
          </table:table-cell>
          <table:table-cell office:value-type="float" office:value="4736">
            <text:p>4736</text:p>
          </table:table-cell>
          <table:table-cell office:value-type="float" office:value="5964">
            <text:p>5964</text:p>
          </table:table-cell>
          <table:table-cell office:value-type="float" office:value="8866">
            <text:p>8866</text:p>
          </table:table-cell>
          <table:table-cell office:value-type="float" office:value="7974">
            <text:p>7974</text:p>
          </table:table-cell>
          <table:table-cell table:formula="of:=AVERAGE([.B8:.K8])" office:value-type="float" office:value="5620">
            <text:p>5620</text:p>
          </table:table-cell>
          <table:table-cell table:formula="of:=STDEV([.B8:.K8])" office:value-type="float" office:value="1608.27651022246">
            <text:p>1608</text:p>
          </table:table-cell>
          <table:table-cell table:formula="of:=QUARTILE([.B8:.K8];1)" office:value-type="float" office:value="4412">
            <text:p>4412</text:p>
          </table:table-cell>
          <table:table-cell table:formula="of:=QUARTILE([.B8:.K8];2)" office:value-type="float" office:value="4984">
            <text:p>4984</text:p>
          </table:table-cell>
          <table:table-cell table:formula="of:=QUARTILE([.B8:.K8];3)" office:value-type="float" office:value="5939">
            <text:p>5939</text:p>
          </table:table-cell>
          <table:table-cell table:number-columns-repeated="1008"/>
        </table:table-row>
        <table:table-row table:style-name="ro1">
          <table:table-cell office:value-type="string">
            <text:p>ACAAB</text:p>
          </table:table-cell>
          <table:table-cell office:value-type="float" office:value="80772">
            <text:p>80772</text:p>
          </table:table-cell>
          <table:table-cell office:value-type="float" office:value="80876">
            <text:p>80876</text:p>
          </table:table-cell>
          <table:table-cell office:value-type="float" office:value="80648">
            <text:p>80648</text:p>
          </table:table-cell>
          <table:table-cell office:value-type="float" office:value="80101">
            <text:p>80101</text:p>
          </table:table-cell>
          <table:table-cell office:value-type="float" office:value="80646">
            <text:p>80646</text:p>
          </table:table-cell>
          <table:table-cell office:value-type="float" office:value="79382">
            <text:p>79382</text:p>
          </table:table-cell>
          <table:table-cell office:value-type="float" office:value="80434">
            <text:p>80434</text:p>
          </table:table-cell>
          <table:table-cell office:value-type="float" office:value="79688">
            <text:p>79688</text:p>
          </table:table-cell>
          <table:table-cell office:value-type="float" office:value="82287">
            <text:p>82287</text:p>
          </table:table-cell>
          <table:table-cell office:value-type="float" office:value="79830">
            <text:p>79830</text:p>
          </table:table-cell>
          <table:table-cell table:formula="of:=AVERAGE([.B9:.K9])" office:value-type="float" office:value="80466.4">
            <text:p>80466</text:p>
          </table:table-cell>
          <table:table-cell table:formula="of:=STDEV([.B9:.K9])" office:value-type="float" office:value="813.93313948724">
            <text:p>814</text:p>
          </table:table-cell>
          <table:table-cell table:formula="of:=QUARTILE([.B9:.K9];1)" office:value-type="float" office:value="79897.75">
            <text:p>79898</text:p>
          </table:table-cell>
          <table:table-cell table:formula="of:=QUARTILE([.B9:.K9];2)" office:value-type="float" office:value="80540">
            <text:p>80540</text:p>
          </table:table-cell>
          <table:table-cell table:formula="of:=QUARTILE([.B9:.K9];3)" office:value-type="float" office:value="80741">
            <text:p>80741</text:p>
          </table:table-cell>
          <table:table-cell table:number-columns-repeated="1008"/>
        </table:table-row>
        <table:table-row table:style-name="ro1">
          <table:table-cell office:value-type="string">
            <text:p>ACAAC</text:p>
          </table:table-cell>
          <table:table-cell office:value-type="float" office:value="28741">
            <text:p>28741</text:p>
          </table:table-cell>
          <table:table-cell office:value-type="float" office:value="33428">
            <text:p>33428</text:p>
          </table:table-cell>
          <table:table-cell office:value-type="float" office:value="30250">
            <text:p>30250</text:p>
          </table:table-cell>
          <table:table-cell office:value-type="float" office:value="30622">
            <text:p>30622</text:p>
          </table:table-cell>
          <table:table-cell office:value-type="float" office:value="31301">
            <text:p>31301</text:p>
          </table:table-cell>
          <table:table-cell office:value-type="float" office:value="28690">
            <text:p>28690</text:p>
          </table:table-cell>
          <table:table-cell office:value-type="float" office:value="28385">
            <text:p>28385</text:p>
          </table:table-cell>
          <table:table-cell office:value-type="float" office:value="29254">
            <text:p>29254</text:p>
          </table:table-cell>
          <table:table-cell office:value-type="float" office:value="35196">
            <text:p>35196</text:p>
          </table:table-cell>
          <table:table-cell office:value-type="float" office:value="31087">
            <text:p>31087</text:p>
          </table:table-cell>
          <table:table-cell table:formula="of:=AVERAGE([.B10:.K10])" office:value-type="float" office:value="30695.4">
            <text:p>30695</text:p>
          </table:table-cell>
          <table:table-cell table:formula="of:=STDEV([.B10:.K10])" office:value-type="float" office:value="2203.6148181265">
            <text:p>2204</text:p>
          </table:table-cell>
          <table:table-cell table:formula="of:=QUARTILE([.B10:.K10];1)" office:value-type="float" office:value="28869.25">
            <text:p>28869</text:p>
          </table:table-cell>
          <table:table-cell table:formula="of:=QUARTILE([.B10:.K10];2)" office:value-type="float" office:value="30436">
            <text:p>30436</text:p>
          </table:table-cell>
          <table:table-cell table:formula="of:=QUARTILE([.B10:.K10];3)" office:value-type="float" office:value="31247.5">
            <text:p>31248</text:p>
          </table:table-cell>
          <table:table-cell table:number-columns-repeated="1008"/>
        </table:table-row>
        <table:table-row table:style-name="ro1">
          <table:table-cell office:value-type="string">
            <text:p>BAAAA</text:p>
          </table:table-cell>
          <table:table-cell office:value-type="float" office:value="5332">
            <text:p>5332</text:p>
          </table:table-cell>
          <table:table-cell office:value-type="float" office:value="5375">
            <text:p>5375</text:p>
          </table:table-cell>
          <table:table-cell office:value-type="float" office:value="4710">
            <text:p>4710</text:p>
          </table:table-cell>
          <table:table-cell office:value-type="float" office:value="5485">
            <text:p>5485</text:p>
          </table:table-cell>
          <table:table-cell office:value-type="float" office:value="6244">
            <text:p>6244</text:p>
          </table:table-cell>
          <table:table-cell office:value-type="float" office:value="4119">
            <text:p>4119</text:p>
          </table:table-cell>
          <table:table-cell office:value-type="float" office:value="5725">
            <text:p>5725</text:p>
          </table:table-cell>
          <table:table-cell office:value-type="float" office:value="8668">
            <text:p>8668</text:p>
          </table:table-cell>
          <table:table-cell office:value-type="float" office:value="5541">
            <text:p>5541</text:p>
          </table:table-cell>
          <table:table-cell office:value-type="float" office:value="7316">
            <text:p>7316</text:p>
          </table:table-cell>
          <table:table-cell table:formula="of:=AVERAGE([.B11:.K11])" office:value-type="float" office:value="5851.5">
            <text:p>5852</text:p>
          </table:table-cell>
          <table:table-cell table:formula="of:=STDEV([.B11:.K11])" office:value-type="float" office:value="1302.97669886218">
            <text:p>1303</text:p>
          </table:table-cell>
          <table:table-cell table:formula="of:=QUARTILE([.B11:.K11];1)" office:value-type="float" office:value="5342.75">
            <text:p>5343</text:p>
          </table:table-cell>
          <table:table-cell table:formula="of:=QUARTILE([.B11:.K11];2)" office:value-type="float" office:value="5513">
            <text:p>5513</text:p>
          </table:table-cell>
          <table:table-cell table:formula="of:=QUARTILE([.B11:.K11];3)" office:value-type="float" office:value="6114.25">
            <text:p>6114</text:p>
          </table:table-cell>
          <table:table-cell table:number-columns-repeated="1008"/>
        </table:table-row>
        <table:table-row table:style-name="ro1">
          <table:table-cell office:value-type="string">
            <text:p>BAAAB</text:p>
          </table:table-cell>
          <table:table-cell office:value-type="float" office:value="75178">
            <text:p>75178</text:p>
          </table:table-cell>
          <table:table-cell office:value-type="float" office:value="77944">
            <text:p>77944</text:p>
          </table:table-cell>
          <table:table-cell office:value-type="float" office:value="77102">
            <text:p>77102</text:p>
          </table:table-cell>
          <table:table-cell office:value-type="float" office:value="75189">
            <text:p>75189</text:p>
          </table:table-cell>
          <table:table-cell office:value-type="float" office:value="76236">
            <text:p>76236</text:p>
          </table:table-cell>
          <table:table-cell office:value-type="float" office:value="77114">
            <text:p>77114</text:p>
          </table:table-cell>
          <table:table-cell office:value-type="float" office:value="71815">
            <text:p>71815</text:p>
          </table:table-cell>
          <table:table-cell office:value-type="float" office:value="75400">
            <text:p>75400</text:p>
          </table:table-cell>
          <table:table-cell office:value-type="float" office:value="76043">
            <text:p>76043</text:p>
          </table:table-cell>
          <table:table-cell office:value-type="float" office:value="74594">
            <text:p>74594</text:p>
          </table:table-cell>
          <table:table-cell table:formula="of:=AVERAGE([.B12:.K12])" office:value-type="float" office:value="75661.5">
            <text:p>75662</text:p>
          </table:table-cell>
          <table:table-cell table:formula="of:=STDEV([.B12:.K12])" office:value-type="float" office:value="1710.44908008264">
            <text:p>1710</text:p>
          </table:table-cell>
          <table:table-cell table:formula="of:=QUARTILE([.B12:.K12];1)" office:value-type="float" office:value="75180.75">
            <text:p>75181</text:p>
          </table:table-cell>
          <table:table-cell table:formula="of:=QUARTILE([.B12:.K12];2)" office:value-type="float" office:value="75721.5">
            <text:p>75722</text:p>
          </table:table-cell>
          <table:table-cell table:formula="of:=QUARTILE([.B12:.K12];3)" office:value-type="float" office:value="76885.5">
            <text:p>76886</text:p>
          </table:table-cell>
          <table:table-cell table:number-columns-repeated="1008"/>
        </table:table-row>
        <table:table-row table:style-name="ro1">
          <table:table-cell office:value-type="string">
            <text:p>BAAAC</text:p>
          </table:table-cell>
          <table:table-cell office:value-type="float" office:value="27131">
            <text:p>27131</text:p>
          </table:table-cell>
          <table:table-cell office:value-type="float" office:value="26447">
            <text:p>26447</text:p>
          </table:table-cell>
          <table:table-cell office:value-type="float" office:value="28172">
            <text:p>28172</text:p>
          </table:table-cell>
          <table:table-cell office:value-type="float" office:value="29132">
            <text:p>29132</text:p>
          </table:table-cell>
          <table:table-cell office:value-type="float" office:value="29095">
            <text:p>29095</text:p>
          </table:table-cell>
          <table:table-cell office:value-type="float" office:value="28965">
            <text:p>28965</text:p>
          </table:table-cell>
          <table:table-cell office:value-type="float" office:value="26660">
            <text:p>26660</text:p>
          </table:table-cell>
          <table:table-cell office:value-type="float" office:value="26407">
            <text:p>26407</text:p>
          </table:table-cell>
          <table:table-cell office:value-type="float" office:value="28825">
            <text:p>28825</text:p>
          </table:table-cell>
          <table:table-cell office:value-type="float" office:value="26697">
            <text:p>26697</text:p>
          </table:table-cell>
          <table:table-cell table:formula="of:=AVERAGE([.B13:.K13])" office:value-type="float" office:value="27753.1">
            <text:p>27753</text:p>
          </table:table-cell>
          <table:table-cell table:formula="of:=STDEV([.B13:.K13])" office:value-type="float" office:value="1188.38428595767">
            <text:p>1188</text:p>
          </table:table-cell>
          <table:table-cell table:formula="of:=QUARTILE([.B13:.K13];1)" office:value-type="float" office:value="26669.25">
            <text:p>26669</text:p>
          </table:table-cell>
          <table:table-cell table:formula="of:=QUARTILE([.B13:.K13];2)" office:value-type="float" office:value="27651.5">
            <text:p>27652</text:p>
          </table:table-cell>
          <table:table-cell table:formula="of:=QUARTILE([.B13:.K13];3)" office:value-type="float" office:value="28930">
            <text:p>28930</text:p>
          </table:table-cell>
          <table:table-cell table:number-columns-repeated="1008"/>
        </table:table-row>
        <table:table-row table:style-name="ro1">
          <table:table-cell office:value-type="string">
            <text:p>BBAAA</text:p>
          </table:table-cell>
          <table:table-cell office:value-type="float" office:value="5528">
            <text:p>5528</text:p>
          </table:table-cell>
          <table:table-cell office:value-type="float" office:value="6671">
            <text:p>6671</text:p>
          </table:table-cell>
          <table:table-cell office:value-type="float" office:value="6525">
            <text:p>6525</text:p>
          </table:table-cell>
          <table:table-cell office:value-type="float" office:value="6530">
            <text:p>6530</text:p>
          </table:table-cell>
          <table:table-cell office:value-type="float" office:value="4738">
            <text:p>4738</text:p>
          </table:table-cell>
          <table:table-cell office:value-type="float" office:value="4494">
            <text:p>4494</text:p>
          </table:table-cell>
          <table:table-cell office:value-type="float" office:value="5333">
            <text:p>5333</text:p>
          </table:table-cell>
          <table:table-cell office:value-type="float" office:value="7028">
            <text:p>7028</text:p>
          </table:table-cell>
          <table:table-cell office:value-type="float" office:value="6626">
            <text:p>6626</text:p>
          </table:table-cell>
          <table:table-cell office:value-type="float" office:value="7171">
            <text:p>7171</text:p>
          </table:table-cell>
          <table:table-cell table:formula="of:=AVERAGE([.B14:.K14])" office:value-type="float" office:value="6064.4">
            <text:p>6064</text:p>
          </table:table-cell>
          <table:table-cell table:formula="of:=STDEV([.B14:.K14])" office:value-type="float" office:value="961.107370577179">
            <text:p>961</text:p>
          </table:table-cell>
          <table:table-cell table:formula="of:=QUARTILE([.B14:.K14];1)" office:value-type="float" office:value="5381.75">
            <text:p>5382</text:p>
          </table:table-cell>
          <table:table-cell table:formula="of:=QUARTILE([.B14:.K14];2)" office:value-type="float" office:value="6527.5">
            <text:p>6528</text:p>
          </table:table-cell>
          <table:table-cell table:formula="of:=QUARTILE([.B14:.K14];3)" office:value-type="float" office:value="6659.75">
            <text:p>6660</text:p>
          </table:table-cell>
          <table:table-cell table:number-columns-repeated="1008"/>
        </table:table-row>
        <table:table-row table:style-name="ro1">
          <table:table-cell office:value-type="string">
            <text:p>BBAAB</text:p>
          </table:table-cell>
          <table:table-cell office:value-type="float" office:value="74790">
            <text:p>74790</text:p>
          </table:table-cell>
          <table:table-cell office:value-type="float" office:value="73203">
            <text:p>73203</text:p>
          </table:table-cell>
          <table:table-cell office:value-type="float" office:value="76455">
            <text:p>76455</text:p>
          </table:table-cell>
          <table:table-cell office:value-type="float" office:value="77328">
            <text:p>77328</text:p>
          </table:table-cell>
          <table:table-cell office:value-type="float" office:value="75727">
            <text:p>75727</text:p>
          </table:table-cell>
          <table:table-cell office:value-type="float" office:value="73459">
            <text:p>73459</text:p>
          </table:table-cell>
          <table:table-cell office:value-type="float" office:value="74878">
            <text:p>74878</text:p>
          </table:table-cell>
          <table:table-cell office:value-type="float" office:value="77706">
            <text:p>77706</text:p>
          </table:table-cell>
          <table:table-cell office:value-type="float" office:value="76495">
            <text:p>76495</text:p>
          </table:table-cell>
          <table:table-cell office:value-type="float" office:value="76544">
            <text:p>76544</text:p>
          </table:table-cell>
          <table:table-cell table:formula="of:=AVERAGE([.B15:.K15])" office:value-type="float" office:value="75658.5">
            <text:p>75659</text:p>
          </table:table-cell>
          <table:table-cell table:formula="of:=STDEV([.B15:.K15])" office:value-type="float" office:value="1539.59541943835">
            <text:p>1540</text:p>
          </table:table-cell>
          <table:table-cell table:formula="of:=QUARTILE([.B15:.K15];1)" office:value-type="float" office:value="74812">
            <text:p>74812</text:p>
          </table:table-cell>
          <table:table-cell table:formula="of:=QUARTILE([.B15:.K15];2)" office:value-type="float" office:value="76091">
            <text:p>76091</text:p>
          </table:table-cell>
          <table:table-cell table:formula="of:=QUARTILE([.B15:.K15];3)" office:value-type="float" office:value="76531.75">
            <text:p>76532</text:p>
          </table:table-cell>
          <table:table-cell table:number-columns-repeated="1008"/>
        </table:table-row>
        <table:table-row table:style-name="ro1">
          <table:table-cell office:value-type="string">
            <text:p>BBAAC</text:p>
          </table:table-cell>
          <table:table-cell office:value-type="float" office:value="32852">
            <text:p>32852</text:p>
          </table:table-cell>
          <table:table-cell office:value-type="float" office:value="28205">
            <text:p>28205</text:p>
          </table:table-cell>
          <table:table-cell office:value-type="float" office:value="29755">
            <text:p>29755</text:p>
          </table:table-cell>
          <table:table-cell office:value-type="float" office:value="27430">
            <text:p>27430</text:p>
          </table:table-cell>
          <table:table-cell office:value-type="float" office:value="26943">
            <text:p>26943</text:p>
          </table:table-cell>
          <table:table-cell office:value-type="float" office:value="31932">
            <text:p>31932</text:p>
          </table:table-cell>
          <table:table-cell office:value-type="float" office:value="28518">
            <text:p>28518</text:p>
          </table:table-cell>
          <table:table-cell office:value-type="float" office:value="27210">
            <text:p>27210</text:p>
          </table:table-cell>
          <table:table-cell office:value-type="float" office:value="27882">
            <text:p>27882</text:p>
          </table:table-cell>
          <table:table-cell office:value-type="float" office:value="27728">
            <text:p>27728</text:p>
          </table:table-cell>
          <table:table-cell table:formula="of:=AVERAGE([.B16:.K16])" office:value-type="float" office:value="28845.5">
            <text:p>28846</text:p>
          </table:table-cell>
          <table:table-cell table:formula="of:=STDEV([.B16:.K16])" office:value-type="float" office:value="2038.4731895329">
            <text:p>2038</text:p>
          </table:table-cell>
          <table:table-cell table:formula="of:=QUARTILE([.B16:.K16];1)" office:value-type="float" office:value="27504.5">
            <text:p>27505</text:p>
          </table:table-cell>
          <table:table-cell table:formula="of:=QUARTILE([.B16:.K16];2)" office:value-type="float" office:value="28043.5">
            <text:p>28044</text:p>
          </table:table-cell>
          <table:table-cell table:formula="of:=QUARTILE([.B16:.K16];3)" office:value-type="float" office:value="29445.75">
            <text:p>29446</text:p>
          </table:table-cell>
          <table:table-cell table:number-columns-repeated="1008"/>
        </table:table-row>
        <table:table-row table:style-name="ro1">
          <table:table-cell office:value-type="string">
            <text:p>BCAAA</text:p>
          </table:table-cell>
          <table:table-cell office:value-type="float" office:value="6049">
            <text:p>6049</text:p>
          </table:table-cell>
          <table:table-cell office:value-type="float" office:value="4291">
            <text:p>4291</text:p>
          </table:table-cell>
          <table:table-cell office:value-type="float" office:value="4916">
            <text:p>4916</text:p>
          </table:table-cell>
          <table:table-cell office:value-type="float" office:value="6551">
            <text:p>6551</text:p>
          </table:table-cell>
          <table:table-cell office:value-type="float" office:value="4543">
            <text:p>4543</text:p>
          </table:table-cell>
          <table:table-cell office:value-type="float" office:value="5337">
            <text:p>5337</text:p>
          </table:table-cell>
          <table:table-cell office:value-type="float" office:value="8659">
            <text:p>8659</text:p>
          </table:table-cell>
          <table:table-cell office:value-type="float" office:value="5734">
            <text:p>5734</text:p>
          </table:table-cell>
          <table:table-cell office:value-type="float" office:value="6314">
            <text:p>6314</text:p>
          </table:table-cell>
          <table:table-cell office:value-type="float" office:value="7142">
            <text:p>7142</text:p>
          </table:table-cell>
          <table:table-cell table:formula="of:=AVERAGE([.B17:.K17])" office:value-type="float" office:value="5953.6">
            <text:p>5954</text:p>
          </table:table-cell>
          <table:table-cell table:formula="of:=STDEV([.B17:.K17])" office:value-type="float" office:value="1311.75981880153">
            <text:p>1312</text:p>
          </table:table-cell>
          <table:table-cell table:formula="of:=QUARTILE([.B17:.K17];1)" office:value-type="float" office:value="5021.25">
            <text:p>5021</text:p>
          </table:table-cell>
          <table:table-cell table:formula="of:=QUARTILE([.B17:.K17];2)" office:value-type="float" office:value="5891.5">
            <text:p>5892</text:p>
          </table:table-cell>
          <table:table-cell table:formula="of:=QUARTILE([.B17:.K17];3)" office:value-type="float" office:value="6491.75">
            <text:p>6492</text:p>
          </table:table-cell>
          <table:table-cell table:number-columns-repeated="1008"/>
        </table:table-row>
        <table:table-row table:style-name="ro1">
          <table:table-cell office:value-type="string">
            <text:p>BCAAB</text:p>
          </table:table-cell>
          <table:table-cell office:value-type="float" office:value="75795">
            <text:p>75795</text:p>
          </table:table-cell>
          <table:table-cell office:value-type="float" office:value="76691">
            <text:p>76691</text:p>
          </table:table-cell>
          <table:table-cell office:value-type="float" office:value="77067">
            <text:p>77067</text:p>
          </table:table-cell>
          <table:table-cell office:value-type="float" office:value="76756">
            <text:p>76756</text:p>
          </table:table-cell>
          <table:table-cell office:value-type="float" office:value="79559">
            <text:p>79559</text:p>
          </table:table-cell>
          <table:table-cell office:value-type="float" office:value="77380">
            <text:p>77380</text:p>
          </table:table-cell>
          <table:table-cell office:value-type="float" office:value="77266">
            <text:p>77266</text:p>
          </table:table-cell>
          <table:table-cell office:value-type="float" office:value="78397">
            <text:p>78397</text:p>
          </table:table-cell>
          <table:table-cell office:value-type="float" office:value="77836">
            <text:p>77836</text:p>
          </table:table-cell>
          <table:table-cell office:value-type="float" office:value="77349">
            <text:p>77349</text:p>
          </table:table-cell>
          <table:table-cell table:formula="of:=AVERAGE([.B18:.K18])" office:value-type="float" office:value="77409.6">
            <text:p>77410</text:p>
          </table:table-cell>
          <table:table-cell table:formula="of:=STDEV([.B18:.K18])" office:value-type="float" office:value="1025.76542694278">
            <text:p>1026</text:p>
          </table:table-cell>
          <table:table-cell table:formula="of:=QUARTILE([.B18:.K18];1)" office:value-type="float" office:value="76833.75">
            <text:p>76834</text:p>
          </table:table-cell>
          <table:table-cell table:formula="of:=QUARTILE([.B18:.K18];2)" office:value-type="float" office:value="77307.5">
            <text:p>77308</text:p>
          </table:table-cell>
          <table:table-cell table:formula="of:=QUARTILE([.B18:.K18];3)" office:value-type="float" office:value="77722">
            <text:p>77722</text:p>
          </table:table-cell>
          <table:table-cell table:number-columns-repeated="1008"/>
        </table:table-row>
        <table:table-row table:style-name="ro1">
          <table:table-cell office:value-type="string">
            <text:p>BCAAC</text:p>
          </table:table-cell>
          <table:table-cell office:value-type="float" office:value="27367">
            <text:p>27367</text:p>
          </table:table-cell>
          <table:table-cell office:value-type="float" office:value="28054">
            <text:p>28054</text:p>
          </table:table-cell>
          <table:table-cell office:value-type="float" office:value="30870">
            <text:p>30870</text:p>
          </table:table-cell>
          <table:table-cell office:value-type="float" office:value="26965">
            <text:p>26965</text:p>
          </table:table-cell>
          <table:table-cell office:value-type="float" office:value="30154">
            <text:p>30154</text:p>
          </table:table-cell>
          <table:table-cell office:value-type="float" office:value="28876">
            <text:p>28876</text:p>
          </table:table-cell>
          <table:table-cell office:value-type="float" office:value="29251">
            <text:p>29251</text:p>
          </table:table-cell>
          <table:table-cell office:value-type="float" office:value="30628">
            <text:p>30628</text:p>
          </table:table-cell>
          <table:table-cell office:value-type="float" office:value="32036">
            <text:p>32036</text:p>
          </table:table-cell>
          <table:table-cell office:value-type="float" office:value="27624">
            <text:p>27624</text:p>
          </table:table-cell>
          <table:table-cell table:formula="of:=AVERAGE([.B19:.K19])" office:value-type="float" office:value="29182.5">
            <text:p>29183</text:p>
          </table:table-cell>
          <table:table-cell table:formula="of:=STDEV([.B19:.K19])" office:value-type="float" office:value="1700.90879303454">
            <text:p>1701</text:p>
          </table:table-cell>
          <table:table-cell table:formula="of:=QUARTILE([.B19:.K19];1)" office:value-type="float" office:value="27731.5">
            <text:p>27732</text:p>
          </table:table-cell>
          <table:table-cell table:formula="of:=QUARTILE([.B19:.K19];2)" office:value-type="float" office:value="29063.5">
            <text:p>29064</text:p>
          </table:table-cell>
          <table:table-cell table:formula="of:=QUARTILE([.B19:.K19];3)" office:value-type="float" office:value="30509.5">
            <text:p>3051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Default" table:number-columns-repeated="15"/>
          <table:table-cell table:number-columns-repeated="1008"/>
        </table:table-row>
        <table:table-row table:style-name="ro2">
          <table:table-cell/>
          <table:table-cell table:style-name="Default" office:value-type="string">
            <text:p>Miner Syntax: Pre-Processor, Discretizer, Clusterers, Feature Subset Selection, Classifier</text:p>
          </table:table-cell>
          <table:table-cell table:style-name="Default" table:number-columns-repeated="14"/>
          <table:table-cell table:number-columns-repeated="1008"/>
        </table:table-row>
        <table:table-row table:style-name="ro2">
          <table:table-cell/>
          <table:table-cell table:style-name="Default" table:number-columns-repeated="15"/>
          <table:table-cell table:number-columns-repeated="1008"/>
        </table:table-row>
        <table:table-row table:style-name="ro2">
          <table:table-cell/>
          <table:table-cell table:style-name="Default" office:value-type="string">
            <text:p>Pre-Processors: A = Normalize, B = Subsample</text:p>
          </table:table-cell>
          <table:table-cell table:style-name="Default" table:number-columns-repeated="14"/>
          <table:table-cell table:number-columns-repeated="1008"/>
        </table:table-row>
        <table:table-row table:style-name="ro2">
          <table:table-cell/>
          <table:table-cell table:style-name="Default" office:value-type="string">
            <text:p>Discretizers: A = N-Bins, B = Bin-Logging</text:p>
          </table:table-cell>
          <table:table-cell table:style-name="Default" table:number-columns-repeated="14"/>
          <table:table-cell table:number-columns-repeated="1008"/>
        </table:table-row>
        <table:table-row table:style-name="ro2">
          <table:table-cell/>
          <table:table-cell table:style-name="Default" office:value-type="string">
            <text:p>Clusterers: A = GENIC</text:p>
          </table:table-cell>
          <table:table-cell table:style-name="Default" table:number-columns-repeated="14"/>
          <table:table-cell table:number-columns-repeated="1008"/>
        </table:table-row>
        <table:table-row table:style-name="ro2">
          <table:table-cell/>
          <table:table-cell table:style-name="Default" office:value-type="string">
            <text:p>FSS: A = Relief</text:p>
          </table:table-cell>
          <table:table-cell table:style-name="Default" table:number-columns-repeated="14"/>
          <table:table-cell table:number-columns-repeated="1008"/>
        </table:table-row>
        <table:table-row table:style-name="ro2">
          <table:table-cell/>
          <table:table-cell table:style-name="Default" office:value-type="string">
            <text:p>Classifiers: A = NaiveBayes, B = 2b, C = TwoR</text:p>
          </table:table-cell>
          <table:table-cell table:style-name="Default" table:number-columns-repeated="14"/>
          <table:table-cell table:number-columns-repeated="1008"/>
        </table:table-row>
      </table:table>
      <table:table table:name="Graph" table:style-name="ta1" table:print="false">
        <table:shapes>
          <draw:frame draw:z-index="0" draw:style-name="gr1" svg:width="13.0209in" svg:height="5.3236in" svg:x="0in" svg:y="0.0004in">
            <draw:object draw:notify-on-update-of-ranges="'Mushroom Data'.A2:'Mushroom Data'.A2 'Mushroom Data'.B2:'Mushroom Data'.K2 'Mushroom Data'.A3:'Mushroom Data'.A3 'Mushroom Data'.B3:'Mushroom Data'.K3 'Mushroom Data'.A4:'Mushroom Data'.A4 'Mushroom Data'.B4:'Mushroom Data'.K4 'Mushroom Data'.A5:'Mushroom Data'.A5 'Mushroom Data'.B5:'Mushroom Data'.K5 'Mushroom Data'.A6:'Mushroom Data'.A6 'Mushroom Data'.B6:'Mushroom Data'.K6 'Mushroom Data'.A7:'Mushroom Data'.A7 'Mushroom Data'.B7:'Mushroom Data'.K7 'Mushroom Data'.A8:'Mushroom Data'.A8 'Mushroom Data'.B8:'Mushroom Data'.K8 'Mushroom Data'.A9:'Mushroom Data'.A9 'Mushroom Data'.B9:'Mushroom Data'.K9 'Mushroom Data'.A10:'Mushroom Data'.A10 'Mushroom Data'.B10:'Mushroom Data'.K10 'Mushroom Data'.A11:'Mushroom Data'.A11 'Mushroom Data'.B11:'Mushroom Data'.K11 'Mushroom Data'.A12:'Mushroom Data'.A12 'Mushroom Data'.B12:'Mushroom Data'.K12 'Mushroom Data'.A13:'Mushroom Data'.A13 'Mushroom Data'.B13:'Mushroom Data'.K13 'Mushroom Data'.A14:'Mushroom Data'.A14 'Mushroom Data'.B14:'Mushroom Data'.K14 'Mushroom Data'.A15:'Mushroom Data'.A15 'Mushroom Data'.B15:'Mushroom Data'.K15 'Mushroom Data'.A16:'Mushroom Data'.A16 'Mushroom Data'.B16:'Mushroom Data'.K16 'Mushroom Data'.A17:'Mushroom Data'.A17 'Mushroom Data'.B17:'Mushroom Data'.K17 'Mushroom Data'.A18:'Mushroom Data'.A18 'Mushroom Data'.B18:'Mushroom Data'.K18 'Mushroom Data'.A19:'Mushroom Data'.A19 'Mushroom Data'.B19:'Mushroom Data'.K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2">12/02/2009</text:date>, <text:time>01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2T01:31:17</dc:date>
    <dc:creator>Vellos </dc:creator>
    <meta:generator>OpenOffice.org/3.1$Linux OpenOffice.org_project/310m19$Build-9420</meta:generator>
    <meta:editing-duration>PT00H29M26S</meta:editing-duration>
    <meta:editing-cycles>10</meta:editing-cycles>
    <meta:document-statistic meta:table-count="2" meta:cell-count="3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6">
      <number:number number:decimal-places="0" number:min-integer-digits="0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solid" svg:stroke-color="#b3b3b3" draw:fill="none" draw:fill-color="#e6e6e6"/>
      <style:text-properties fo:font-size="22pt" style:font-size-asian="8pt" style:font-size-complex="8pt"/>
    </style:style>
    <style:style style:name="ch5" style:family="chart">
      <style:chart-properties chart:interpolation="cubic-spline" chart:symbol-type="automatic" chart:connect-bars="false" chart:include-hidden-cells="false" chart:treat-empty-cells="leave-gap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8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9" style:family="chart">
      <style:chart-properties chart:symbol-type="named-symbol" chart:symbol-name="square" chart:symbol-width="0.25cm" chart:symbol-height="0.25cm"/>
      <style:graphic-properties draw:stroke="solid"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solid" svg:stroke-width="0.088cm" svg:stroke-color="#ff950e" draw:fill-color="#ff950e"/>
      <style:text-properties fo:font-size="6pt" style:font-size-asian="6pt" style:font-size-complex="6pt"/>
    </style:style>
    <style:style style:name="ch21" style:family="chart">
      <style:chart-properties chart:symbol-type="named-symbol" chart:symbol-name="arrow-down" chart:symbol-width="0.25cm" chart:symbol-height="0.25cm"/>
      <style:graphic-properties draw:stroke="solid" svg:stroke-width="0.088cm" svg:stroke-color="#c5000b" draw:fill-color="#c5000b"/>
      <style:text-properties fo:font-size="6pt" style:font-size-asian="6pt" style:font-size-complex="6pt"/>
    </style:style>
    <style:style style:name="ch22" style:family="chart">
      <style:chart-properties chart:symbol-type="named-symbol" chart:symbol-name="arrow-up" chart:symbol-width="0.25cm" chart:symbol-height="0.25cm"/>
      <style:graphic-properties draw:stroke="solid" svg:stroke-width="0.088cm" svg:stroke-color="#0084d1" draw:fill-color="#0084d1"/>
      <style:text-properties fo:font-size="6pt" style:font-size-asian="6pt" style:font-size-complex="6pt"/>
    </style:style>
    <style:style style:name="ch23" style:family="chart">
      <style:chart-properties chart:symbol-type="named-symbol" chart:symbol-name="arrow-right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24" style:family="chart">
      <style:chart-properties chart:symbol-type="named-symbol" chart:symbol-name="arrow-left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25" style:family="chart">
      <style:chart-properties chart:symbol-type="named-symbol" chart:symbol-name="bow-tie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26" style:family="chart">
      <style:chart-properties chart:symbol-type="named-symbol" chart:symbol-name="hourglass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27" style:family="chart">
      <style:chart-properties chart:symbol-type="named-symbol" chart:symbol-name="square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28" style:family="chart">
      <style:chart-properties chart:symbol-type="named-symbol" chart:symbol-name="diamond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draw:stroke="none" svg:stroke-color="#b3b3b3" draw:fill="solid" draw:fill-color="#cccccc"/>
    </style:style>
  </office:automatic-styles>
  <office:body>
    <office:chart>
      <chart:chart svg:width="33.074cm" svg:height="13.523cm" chart:class="chart:line" chart:style-name="ch1">
        <chart:title svg:x="13.836cm" svg:y="3.176cm" chart:style-name="ch2">
          <text:p>These here all use 2B as their classifier.</text:p>
        </chart:title>
        <chart:subtitle svg:x="7.025cm" svg:y="9.601cm" chart:style-name="ch3">
          <text:p>The top region here is governed by TwoR, and the bottom by Naive Bayes.</text:p>
        </chart:subtitle>
        <chart:legend chart:legend-position="end" svg:x="24.217cm" svg:y="2.036cm" chart:style-name="ch4"/>
        <chart:plot-area chart:style-name="ch5" table:cell-range-address="'Mushroom Data'.A2:'Mushroom Data'.K19" chart:data-source-has-labels="column" svg:x="1.276cm" svg:y="0.264cm" svg:width="22.435cm" svg:height="13.126cm">
          <chart:axis chart:dimension="x" chart:name="primary-x" chart:style-name="ch6">
            <chart:title svg:x="11.8cm" svg:y="13.089cm" chart:style-name="ch7">
              <text:p>Trial Number</text:p>
            </chart:title>
            <chart:grid chart:style-name="ch8" chart:class="major"/>
          </chart:axis>
          <chart:axis chart:dimension="y" chart:name="primary-y" chart:style-name="ch9">
            <chart:title svg:x="0.816cm" svg:y="8.327cm" chart:style-name="ch10">
              <text:p>Runtime in Milliseconds</text:p>
            </chart:title>
            <chart:grid chart:style-name="ch8" chart:class="major"/>
          </chart:axis>
          <chart:series chart:style-name="ch11" chart:values-cell-range-address="'Mushroom Data'.B2:'Mushroom Data'.K2" chart:label-cell-address="'Mushroom Data'.A2:'Mushroom Data'.A2" chart:class="chart:line">
            <chart:data-point chart:repeated="10"/>
          </chart:series>
          <chart:series chart:style-name="ch12" chart:values-cell-range-address="'Mushroom Data'.B3:'Mushroom Data'.K3" chart:label-cell-address="'Mushroom Data'.A3:'Mushroom Data'.A3" chart:class="chart:line">
            <chart:data-point chart:repeated="10"/>
          </chart:series>
          <chart:series chart:style-name="ch13" chart:values-cell-range-address="'Mushroom Data'.B4:'Mushroom Data'.K4" chart:label-cell-address="'Mushroom Data'.A4:'Mushroom Data'.A4" chart:class="chart:line">
            <chart:data-point chart:repeated="10"/>
          </chart:series>
          <chart:series chart:style-name="ch14" chart:values-cell-range-address="'Mushroom Data'.B5:'Mushroom Data'.K5" chart:label-cell-address="'Mushroom Data'.A5:'Mushroom Data'.A5" chart:class="chart:line">
            <chart:data-point chart:repeated="10"/>
          </chart:series>
          <chart:series chart:style-name="ch15" chart:values-cell-range-address="'Mushroom Data'.B6:'Mushroom Data'.K6" chart:label-cell-address="'Mushroom Data'.A6:'Mushroom Data'.A6" chart:class="chart:line">
            <chart:data-point chart:repeated="10"/>
          </chart:series>
          <chart:series chart:style-name="ch16" chart:values-cell-range-address="'Mushroom Data'.B7:'Mushroom Data'.K7" chart:label-cell-address="'Mushroom Data'.A7:'Mushroom Data'.A7" chart:class="chart:line">
            <chart:data-point chart:repeated="10"/>
          </chart:series>
          <chart:series chart:style-name="ch17" chart:values-cell-range-address="'Mushroom Data'.B8:'Mushroom Data'.K8" chart:label-cell-address="'Mushroom Data'.A8:'Mushroom Data'.A8" chart:class="chart:line">
            <chart:data-point chart:repeated="10"/>
          </chart:series>
          <chart:series chart:style-name="ch18" chart:values-cell-range-address="'Mushroom Data'.B9:'Mushroom Data'.K9" chart:label-cell-address="'Mushroom Data'.A9:'Mushroom Data'.A9" chart:class="chart:line">
            <chart:data-point chart:repeated="10"/>
          </chart:series>
          <chart:series chart:style-name="ch19" chart:values-cell-range-address="'Mushroom Data'.B10:'Mushroom Data'.K10" chart:label-cell-address="'Mushroom Data'.A10:'Mushroom Data'.A10" chart:class="chart:line">
            <chart:data-point chart:repeated="10"/>
          </chart:series>
          <chart:series chart:style-name="ch20" chart:values-cell-range-address="'Mushroom Data'.B11:'Mushroom Data'.K11" chart:label-cell-address="'Mushroom Data'.A11:'Mushroom Data'.A11" chart:class="chart:line">
            <chart:data-point chart:repeated="10"/>
          </chart:series>
          <chart:series chart:style-name="ch21" chart:values-cell-range-address="'Mushroom Data'.B12:'Mushroom Data'.K12" chart:label-cell-address="'Mushroom Data'.A12:'Mushroom Data'.A12" chart:class="chart:line">
            <chart:data-point chart:repeated="10"/>
          </chart:series>
          <chart:series chart:style-name="ch22" chart:values-cell-range-address="'Mushroom Data'.B13:'Mushroom Data'.K13" chart:label-cell-address="'Mushroom Data'.A13:'Mushroom Data'.A13" chart:class="chart:line">
            <chart:data-point chart:repeated="10"/>
          </chart:series>
          <chart:series chart:style-name="ch23" chart:values-cell-range-address="'Mushroom Data'.B14:'Mushroom Data'.K14" chart:label-cell-address="'Mushroom Data'.A14:'Mushroom Data'.A14" chart:class="chart:line">
            <chart:data-point chart:repeated="10"/>
          </chart:series>
          <chart:series chart:style-name="ch24" chart:values-cell-range-address="'Mushroom Data'.B15:'Mushroom Data'.K15" chart:label-cell-address="'Mushroom Data'.A15:'Mushroom Data'.A15" chart:class="chart:line">
            <chart:data-point chart:repeated="10"/>
          </chart:series>
          <chart:series chart:style-name="ch25" chart:values-cell-range-address="'Mushroom Data'.B16:'Mushroom Data'.K16" chart:label-cell-address="'Mushroom Data'.A16:'Mushroom Data'.A16" chart:class="chart:line">
            <chart:data-point chart:repeated="10"/>
          </chart:series>
          <chart:series chart:style-name="ch26" chart:values-cell-range-address="'Mushroom Data'.B17:'Mushroom Data'.K17" chart:label-cell-address="'Mushroom Data'.A17:'Mushroom Data'.A17" chart:class="chart:line">
            <chart:data-point chart:repeated="10"/>
          </chart:series>
          <chart:series chart:style-name="ch27" chart:values-cell-range-address="'Mushroom Data'.B18:'Mushroom Data'.K18" chart:label-cell-address="'Mushroom Data'.A18:'Mushroom Data'.A18" chart:class="chart:line">
            <chart:data-point chart:repeated="10"/>
          </chart:series>
          <chart:series chart:style-name="ch28" chart:values-cell-range-address="'Mushroom Data'.B19:'Mushroom Data'.K19" chart:label-cell-address="'Mushroom Data'.A19:'Mushroom Data'.A19" chart:class="chart:line">
            <chart:data-point chart:repeated="10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 text:id="'Mushroom Data'.A2:'Mushroom Data'.A2">AAAAA</text:p>
              </table:table-cell>
              <table:table-cell office:value-type="float" office:value="6179">
                <text:p text:id="'Mushroom Data'.B2:'Mushroom Data'.K2">6179</text:p>
              </table:table-cell>
              <table:table-cell office:value-type="float" office:value="5787">
                <text:p>5787</text:p>
              </table:table-cell>
              <table:table-cell office:value-type="float" office:value="6440">
                <text:p>6440</text:p>
              </table:table-cell>
              <table:table-cell office:value-type="float" office:value="10398">
                <text:p>10398</text:p>
              </table:table-cell>
              <table:table-cell office:value-type="float" office:value="6185">
                <text:p>6185</text:p>
              </table:table-cell>
              <table:table-cell office:value-type="float" office:value="4126">
                <text:p>4126</text:p>
              </table:table-cell>
              <table:table-cell office:value-type="float" office:value="4999">
                <text:p>4999</text:p>
              </table:table-cell>
              <table:table-cell office:value-type="float" office:value="6371">
                <text:p>6371</text:p>
              </table:table-cell>
              <table:table-cell office:value-type="float" office:value="6494">
                <text:p>6494</text:p>
              </table:table-cell>
              <table:table-cell office:value-type="float" office:value="9071">
                <text:p>9071</text:p>
              </table:table-cell>
            </table:table-row>
            <table:table-row>
              <table:table-cell office:value-type="string">
                <text:p text:id="'Mushroom Data'.A3:'Mushroom Data'.A3">AAAAB</text:p>
              </table:table-cell>
              <table:table-cell office:value-type="float" office:value="79343">
                <text:p text:id="'Mushroom Data'.B3:'Mushroom Data'.K3">79343</text:p>
              </table:table-cell>
              <table:table-cell office:value-type="float" office:value="79465">
                <text:p>79465</text:p>
              </table:table-cell>
              <table:table-cell office:value-type="float" office:value="78464">
                <text:p>78464</text:p>
              </table:table-cell>
              <table:table-cell office:value-type="float" office:value="80685">
                <text:p>80685</text:p>
              </table:table-cell>
              <table:table-cell office:value-type="float" office:value="82028">
                <text:p>82028</text:p>
              </table:table-cell>
              <table:table-cell office:value-type="float" office:value="82605">
                <text:p>82605</text:p>
              </table:table-cell>
              <table:table-cell office:value-type="float" office:value="78508">
                <text:p>78508</text:p>
              </table:table-cell>
              <table:table-cell office:value-type="float" office:value="80737">
                <text:p>80737</text:p>
              </table:table-cell>
              <table:table-cell office:value-type="float" office:value="78628">
                <text:p>78628</text:p>
              </table:table-cell>
              <table:table-cell office:value-type="float" office:value="79227">
                <text:p>79227</text:p>
              </table:table-cell>
            </table:table-row>
            <table:table-row>
              <table:table-cell office:value-type="string">
                <text:p text:id="'Mushroom Data'.A4:'Mushroom Data'.A4">AAAAC</text:p>
              </table:table-cell>
              <table:table-cell office:value-type="float" office:value="31404">
                <text:p text:id="'Mushroom Data'.B4:'Mushroom Data'.K4">31404</text:p>
              </table:table-cell>
              <table:table-cell office:value-type="float" office:value="34114">
                <text:p>34114</text:p>
              </table:table-cell>
              <table:table-cell office:value-type="float" office:value="30816">
                <text:p>30816</text:p>
              </table:table-cell>
              <table:table-cell office:value-type="float" office:value="29584">
                <text:p>29584</text:p>
              </table:table-cell>
              <table:table-cell office:value-type="float" office:value="29598">
                <text:p>29598</text:p>
              </table:table-cell>
              <table:table-cell office:value-type="float" office:value="29013">
                <text:p>29013</text:p>
              </table:table-cell>
              <table:table-cell office:value-type="float" office:value="30102">
                <text:p>30102</text:p>
              </table:table-cell>
              <table:table-cell office:value-type="float" office:value="29381">
                <text:p>29381</text:p>
              </table:table-cell>
              <table:table-cell office:value-type="float" office:value="29808">
                <text:p>29808</text:p>
              </table:table-cell>
              <table:table-cell office:value-type="float" office:value="31844">
                <text:p>31844</text:p>
              </table:table-cell>
            </table:table-row>
            <table:table-row>
              <table:table-cell office:value-type="string">
                <text:p text:id="'Mushroom Data'.A5:'Mushroom Data'.A5">ABAAA</text:p>
              </table:table-cell>
              <table:table-cell office:value-type="float" office:value="5027">
                <text:p text:id="'Mushroom Data'.B5:'Mushroom Data'.K5">5027</text:p>
              </table:table-cell>
              <table:table-cell office:value-type="float" office:value="6424">
                <text:p>6424</text:p>
              </table:table-cell>
              <table:table-cell office:value-type="float" office:value="7485">
                <text:p>7485</text:p>
              </table:table-cell>
              <table:table-cell office:value-type="float" office:value="5948">
                <text:p>5948</text:p>
              </table:table-cell>
              <table:table-cell office:value-type="float" office:value="6176">
                <text:p>6176</text:p>
              </table:table-cell>
              <table:table-cell office:value-type="float" office:value="5574">
                <text:p>5574</text:p>
              </table:table-cell>
              <table:table-cell office:value-type="float" office:value="6442">
                <text:p>6442</text:p>
              </table:table-cell>
              <table:table-cell office:value-type="float" office:value="5265">
                <text:p>5265</text:p>
              </table:table-cell>
              <table:table-cell office:value-type="float" office:value="4871">
                <text:p>4871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 text:id="'Mushroom Data'.A6:'Mushroom Data'.A6">ABAAB</text:p>
              </table:table-cell>
              <table:table-cell office:value-type="float" office:value="79397">
                <text:p text:id="'Mushroom Data'.B6:'Mushroom Data'.K6">79397</text:p>
              </table:table-cell>
              <table:table-cell office:value-type="float" office:value="81579">
                <text:p>81579</text:p>
              </table:table-cell>
              <table:table-cell office:value-type="float" office:value="79854">
                <text:p>79854</text:p>
              </table:table-cell>
              <table:table-cell office:value-type="float" office:value="79588">
                <text:p>79588</text:p>
              </table:table-cell>
              <table:table-cell office:value-type="float" office:value="78882">
                <text:p>78882</text:p>
              </table:table-cell>
              <table:table-cell office:value-type="float" office:value="79577">
                <text:p>79577</text:p>
              </table:table-cell>
              <table:table-cell office:value-type="float" office:value="80669">
                <text:p>80669</text:p>
              </table:table-cell>
              <table:table-cell office:value-type="float" office:value="80707">
                <text:p>80707</text:p>
              </table:table-cell>
              <table:table-cell office:value-type="float" office:value="77742">
                <text:p>77742</text:p>
              </table:table-cell>
              <table:table-cell office:value-type="float" office:value="79527">
                <text:p>79527</text:p>
              </table:table-cell>
            </table:table-row>
            <table:table-row>
              <table:table-cell office:value-type="string">
                <text:p text:id="'Mushroom Data'.A7:'Mushroom Data'.A7">ABAAC</text:p>
              </table:table-cell>
              <table:table-cell office:value-type="float" office:value="28055">
                <text:p text:id="'Mushroom Data'.B7:'Mushroom Data'.K7">28055</text:p>
              </table:table-cell>
              <table:table-cell office:value-type="float" office:value="31959">
                <text:p>31959</text:p>
              </table:table-cell>
              <table:table-cell office:value-type="float" office:value="30386">
                <text:p>30386</text:p>
              </table:table-cell>
              <table:table-cell office:value-type="float" office:value="28537">
                <text:p>28537</text:p>
              </table:table-cell>
              <table:table-cell office:value-type="float" office:value="30520">
                <text:p>30520</text:p>
              </table:table-cell>
              <table:table-cell office:value-type="float" office:value="27951">
                <text:p>27951</text:p>
              </table:table-cell>
              <table:table-cell office:value-type="float" office:value="27233">
                <text:p>27233</text:p>
              </table:table-cell>
              <table:table-cell office:value-type="float" office:value="29349">
                <text:p>29349</text:p>
              </table:table-cell>
              <table:table-cell office:value-type="float" office:value="29167">
                <text:p>29167</text:p>
              </table:table-cell>
              <table:table-cell office:value-type="float" office:value="30077">
                <text:p>30077</text:p>
              </table:table-cell>
            </table:table-row>
            <table:table-row>
              <table:table-cell office:value-type="string">
                <text:p text:id="'Mushroom Data'.A8:'Mushroom Data'.A8">ACAAA</text:p>
              </table:table-cell>
              <table:table-cell office:value-type="float" office:value="4905">
                <text:p text:id="'Mushroom Data'.B8:'Mushroom Data'.K8">4905</text:p>
              </table:table-cell>
              <table:table-cell office:value-type="float" office:value="5864">
                <text:p>5864</text:p>
              </table:table-cell>
              <table:table-cell office:value-type="float" office:value="4304">
                <text:p>4304</text:p>
              </table:table-cell>
              <table:table-cell office:value-type="float" office:value="4271">
                <text:p>4271</text:p>
              </table:table-cell>
              <table:table-cell office:value-type="float" office:value="5063">
                <text:p>5063</text:p>
              </table:table-cell>
              <table:table-cell office:value-type="float" office:value="4253">
                <text:p>4253</text:p>
              </table:table-cell>
              <table:table-cell office:value-type="float" office:value="4736">
                <text:p>4736</text:p>
              </table:table-cell>
              <table:table-cell office:value-type="float" office:value="5964">
                <text:p>5964</text:p>
              </table:table-cell>
              <table:table-cell office:value-type="float" office:value="8866">
                <text:p>8866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 text:id="'Mushroom Data'.A9:'Mushroom Data'.A9">ACAAB</text:p>
              </table:table-cell>
              <table:table-cell office:value-type="float" office:value="80772">
                <text:p text:id="'Mushroom Data'.B9:'Mushroom Data'.K9">80772</text:p>
              </table:table-cell>
              <table:table-cell office:value-type="float" office:value="80876">
                <text:p>80876</text:p>
              </table:table-cell>
              <table:table-cell office:value-type="float" office:value="80648">
                <text:p>80648</text:p>
              </table:table-cell>
              <table:table-cell office:value-type="float" office:value="80101">
                <text:p>80101</text:p>
              </table:table-cell>
              <table:table-cell office:value-type="float" office:value="80646">
                <text:p>80646</text:p>
              </table:table-cell>
              <table:table-cell office:value-type="float" office:value="79382">
                <text:p>79382</text:p>
              </table:table-cell>
              <table:table-cell office:value-type="float" office:value="80434">
                <text:p>80434</text:p>
              </table:table-cell>
              <table:table-cell office:value-type="float" office:value="79688">
                <text:p>79688</text:p>
              </table:table-cell>
              <table:table-cell office:value-type="float" office:value="82287">
                <text:p>82287</text:p>
              </table:table-cell>
              <table:table-cell office:value-type="float" office:value="79830">
                <text:p>79830</text:p>
              </table:table-cell>
            </table:table-row>
            <table:table-row>
              <table:table-cell office:value-type="string">
                <text:p text:id="'Mushroom Data'.A10:'Mushroom Data'.A10">ACAAC</text:p>
              </table:table-cell>
              <table:table-cell office:value-type="float" office:value="28741">
                <text:p text:id="'Mushroom Data'.B10:'Mushroom Data'.K10">28741</text:p>
              </table:table-cell>
              <table:table-cell office:value-type="float" office:value="33428">
                <text:p>33428</text:p>
              </table:table-cell>
              <table:table-cell office:value-type="float" office:value="30250">
                <text:p>30250</text:p>
              </table:table-cell>
              <table:table-cell office:value-type="float" office:value="30622">
                <text:p>30622</text:p>
              </table:table-cell>
              <table:table-cell office:value-type="float" office:value="31301">
                <text:p>31301</text:p>
              </table:table-cell>
              <table:table-cell office:value-type="float" office:value="28690">
                <text:p>28690</text:p>
              </table:table-cell>
              <table:table-cell office:value-type="float" office:value="28385">
                <text:p>28385</text:p>
              </table:table-cell>
              <table:table-cell office:value-type="float" office:value="29254">
                <text:p>29254</text:p>
              </table:table-cell>
              <table:table-cell office:value-type="float" office:value="35196">
                <text:p>35196</text:p>
              </table:table-cell>
              <table:table-cell office:value-type="float" office:value="31087">
                <text:p>31087</text:p>
              </table:table-cell>
            </table:table-row>
            <table:table-row>
              <table:table-cell office:value-type="string">
                <text:p text:id="'Mushroom Data'.A11:'Mushroom Data'.A11">BAAAA</text:p>
              </table:table-cell>
              <table:table-cell office:value-type="float" office:value="5332">
                <text:p text:id="'Mushroom Data'.B11:'Mushroom Data'.K11">5332</text:p>
              </table:table-cell>
              <table:table-cell office:value-type="float" office:value="5375">
                <text:p>5375</text:p>
              </table:table-cell>
              <table:table-cell office:value-type="float" office:value="4710">
                <text:p>4710</text:p>
              </table:table-cell>
              <table:table-cell office:value-type="float" office:value="5485">
                <text:p>5485</text:p>
              </table:table-cell>
              <table:table-cell office:value-type="float" office:value="6244">
                <text:p>6244</text:p>
              </table:table-cell>
              <table:table-cell office:value-type="float" office:value="4119">
                <text:p>4119</text:p>
              </table:table-cell>
              <table:table-cell office:value-type="float" office:value="5725">
                <text:p>5725</text:p>
              </table:table-cell>
              <table:table-cell office:value-type="float" office:value="8668">
                <text:p>8668</text:p>
              </table:table-cell>
              <table:table-cell office:value-type="float" office:value="5541">
                <text:p>5541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 text:id="'Mushroom Data'.A12:'Mushroom Data'.A12">BAAAB</text:p>
              </table:table-cell>
              <table:table-cell office:value-type="float" office:value="75178">
                <text:p text:id="'Mushroom Data'.B12:'Mushroom Data'.K12">75178</text:p>
              </table:table-cell>
              <table:table-cell office:value-type="float" office:value="77944">
                <text:p>77944</text:p>
              </table:table-cell>
              <table:table-cell office:value-type="float" office:value="77102">
                <text:p>77102</text:p>
              </table:table-cell>
              <table:table-cell office:value-type="float" office:value="75189">
                <text:p>75189</text:p>
              </table:table-cell>
              <table:table-cell office:value-type="float" office:value="76236">
                <text:p>76236</text:p>
              </table:table-cell>
              <table:table-cell office:value-type="float" office:value="77114">
                <text:p>77114</text:p>
              </table:table-cell>
              <table:table-cell office:value-type="float" office:value="71815">
                <text:p>71815</text:p>
              </table:table-cell>
              <table:table-cell office:value-type="float" office:value="75400">
                <text:p>75400</text:p>
              </table:table-cell>
              <table:table-cell office:value-type="float" office:value="76043">
                <text:p>76043</text:p>
              </table:table-cell>
              <table:table-cell office:value-type="float" office:value="74594">
                <text:p>74594</text:p>
              </table:table-cell>
            </table:table-row>
            <table:table-row>
              <table:table-cell office:value-type="string">
                <text:p text:id="'Mushroom Data'.A13:'Mushroom Data'.A13">BAAAC</text:p>
              </table:table-cell>
              <table:table-cell office:value-type="float" office:value="27131">
                <text:p text:id="'Mushroom Data'.B13:'Mushroom Data'.K13">27131</text:p>
              </table:table-cell>
              <table:table-cell office:value-type="float" office:value="26447">
                <text:p>26447</text:p>
              </table:table-cell>
              <table:table-cell office:value-type="float" office:value="28172">
                <text:p>28172</text:p>
              </table:table-cell>
              <table:table-cell office:value-type="float" office:value="29132">
                <text:p>29132</text:p>
              </table:table-cell>
              <table:table-cell office:value-type="float" office:value="29095">
                <text:p>29095</text:p>
              </table:table-cell>
              <table:table-cell office:value-type="float" office:value="28965">
                <text:p>28965</text:p>
              </table:table-cell>
              <table:table-cell office:value-type="float" office:value="26660">
                <text:p>26660</text:p>
              </table:table-cell>
              <table:table-cell office:value-type="float" office:value="26407">
                <text:p>26407</text:p>
              </table:table-cell>
              <table:table-cell office:value-type="float" office:value="28825">
                <text:p>28825</text:p>
              </table:table-cell>
              <table:table-cell office:value-type="float" office:value="26697">
                <text:p>26697</text:p>
              </table:table-cell>
            </table:table-row>
            <table:table-row>
              <table:table-cell office:value-type="string">
                <text:p text:id="'Mushroom Data'.A14:'Mushroom Data'.A14">BBAAA</text:p>
              </table:table-cell>
              <table:table-cell office:value-type="float" office:value="5528">
                <text:p text:id="'Mushroom Data'.B14:'Mushroom Data'.K14">5528</text:p>
              </table:table-cell>
              <table:table-cell office:value-type="float" office:value="6671">
                <text:p>6671</text:p>
              </table:table-cell>
              <table:table-cell office:value-type="float" office:value="6525">
                <text:p>6525</text:p>
              </table:table-cell>
              <table:table-cell office:value-type="float" office:value="6530">
                <text:p>6530</text:p>
              </table:table-cell>
              <table:table-cell office:value-type="float" office:value="4738">
                <text:p>4738</text:p>
              </table:table-cell>
              <table:table-cell office:value-type="float" office:value="4494">
                <text:p>4494</text:p>
              </table:table-cell>
              <table:table-cell office:value-type="float" office:value="5333">
                <text:p>5333</text:p>
              </table:table-cell>
              <table:table-cell office:value-type="float" office:value="7028">
                <text:p>7028</text:p>
              </table:table-cell>
              <table:table-cell office:value-type="float" office:value="6626">
                <text:p>6626</text:p>
              </table:table-cell>
              <table:table-cell office:value-type="float" office:value="7171">
                <text:p>7171</text:p>
              </table:table-cell>
            </table:table-row>
            <table:table-row>
              <table:table-cell office:value-type="string">
                <text:p text:id="'Mushroom Data'.A15:'Mushroom Data'.A15">BBAAB</text:p>
              </table:table-cell>
              <table:table-cell office:value-type="float" office:value="74790">
                <text:p text:id="'Mushroom Data'.B15:'Mushroom Data'.K15">74790</text:p>
              </table:table-cell>
              <table:table-cell office:value-type="float" office:value="73203">
                <text:p>73203</text:p>
              </table:table-cell>
              <table:table-cell office:value-type="float" office:value="76455">
                <text:p>76455</text:p>
              </table:table-cell>
              <table:table-cell office:value-type="float" office:value="77328">
                <text:p>77328</text:p>
              </table:table-cell>
              <table:table-cell office:value-type="float" office:value="75727">
                <text:p>75727</text:p>
              </table:table-cell>
              <table:table-cell office:value-type="float" office:value="73459">
                <text:p>73459</text:p>
              </table:table-cell>
              <table:table-cell office:value-type="float" office:value="74878">
                <text:p>74878</text:p>
              </table:table-cell>
              <table:table-cell office:value-type="float" office:value="77706">
                <text:p>77706</text:p>
              </table:table-cell>
              <table:table-cell office:value-type="float" office:value="76495">
                <text:p>76495</text:p>
              </table:table-cell>
              <table:table-cell office:value-type="float" office:value="76544">
                <text:p>76544</text:p>
              </table:table-cell>
            </table:table-row>
            <table:table-row>
              <table:table-cell office:value-type="string">
                <text:p text:id="'Mushroom Data'.A16:'Mushroom Data'.A16">BBAAC</text:p>
              </table:table-cell>
              <table:table-cell office:value-type="float" office:value="32852">
                <text:p text:id="'Mushroom Data'.B16:'Mushroom Data'.K16">32852</text:p>
              </table:table-cell>
              <table:table-cell office:value-type="float" office:value="28205">
                <text:p>28205</text:p>
              </table:table-cell>
              <table:table-cell office:value-type="float" office:value="29755">
                <text:p>29755</text:p>
              </table:table-cell>
              <table:table-cell office:value-type="float" office:value="27430">
                <text:p>27430</text:p>
              </table:table-cell>
              <table:table-cell office:value-type="float" office:value="26943">
                <text:p>26943</text:p>
              </table:table-cell>
              <table:table-cell office:value-type="float" office:value="31932">
                <text:p>31932</text:p>
              </table:table-cell>
              <table:table-cell office:value-type="float" office:value="28518">
                <text:p>28518</text:p>
              </table:table-cell>
              <table:table-cell office:value-type="float" office:value="27210">
                <text:p>27210</text:p>
              </table:table-cell>
              <table:table-cell office:value-type="float" office:value="27882">
                <text:p>27882</text:p>
              </table:table-cell>
              <table:table-cell office:value-type="float" office:value="27728">
                <text:p>27728</text:p>
              </table:table-cell>
            </table:table-row>
            <table:table-row>
              <table:table-cell office:value-type="string">
                <text:p text:id="'Mushroom Data'.A17:'Mushroom Data'.A17">BCAAA</text:p>
              </table:table-cell>
              <table:table-cell office:value-type="float" office:value="6049">
                <text:p text:id="'Mushroom Data'.B17:'Mushroom Data'.K17">6049</text:p>
              </table:table-cell>
              <table:table-cell office:value-type="float" office:value="4291">
                <text:p>4291</text:p>
              </table:table-cell>
              <table:table-cell office:value-type="float" office:value="4916">
                <text:p>4916</text:p>
              </table:table-cell>
              <table:table-cell office:value-type="float" office:value="6551">
                <text:p>6551</text:p>
              </table:table-cell>
              <table:table-cell office:value-type="float" office:value="4543">
                <text:p>4543</text:p>
              </table:table-cell>
              <table:table-cell office:value-type="float" office:value="5337">
                <text:p>5337</text:p>
              </table:table-cell>
              <table:table-cell office:value-type="float" office:value="8659">
                <text:p>8659</text:p>
              </table:table-cell>
              <table:table-cell office:value-type="float" office:value="5734">
                <text:p>5734</text:p>
              </table:table-cell>
              <table:table-cell office:value-type="float" office:value="6314">
                <text:p>6314</text:p>
              </table:table-cell>
              <table:table-cell office:value-type="float" office:value="7142">
                <text:p>7142</text:p>
              </table:table-cell>
            </table:table-row>
            <table:table-row>
              <table:table-cell office:value-type="string">
                <text:p text:id="'Mushroom Data'.A18:'Mushroom Data'.A18">BCAAB</text:p>
              </table:table-cell>
              <table:table-cell office:value-type="float" office:value="75795">
                <text:p text:id="'Mushroom Data'.B18:'Mushroom Data'.K18">75795</text:p>
              </table:table-cell>
              <table:table-cell office:value-type="float" office:value="76691">
                <text:p>76691</text:p>
              </table:table-cell>
              <table:table-cell office:value-type="float" office:value="77067">
                <text:p>77067</text:p>
              </table:table-cell>
              <table:table-cell office:value-type="float" office:value="76756">
                <text:p>76756</text:p>
              </table:table-cell>
              <table:table-cell office:value-type="float" office:value="79559">
                <text:p>79559</text:p>
              </table:table-cell>
              <table:table-cell office:value-type="float" office:value="77380">
                <text:p>77380</text:p>
              </table:table-cell>
              <table:table-cell office:value-type="float" office:value="77266">
                <text:p>77266</text:p>
              </table:table-cell>
              <table:table-cell office:value-type="float" office:value="78397">
                <text:p>78397</text:p>
              </table:table-cell>
              <table:table-cell office:value-type="float" office:value="77836">
                <text:p>77836</text:p>
              </table:table-cell>
              <table:table-cell office:value-type="float" office:value="77349">
                <text:p>77349</text:p>
              </table:table-cell>
            </table:table-row>
            <table:table-row>
              <table:table-cell office:value-type="string">
                <text:p text:id="'Mushroom Data'.A19:'Mushroom Data'.A19">BCAAC</text:p>
              </table:table-cell>
              <table:table-cell office:value-type="float" office:value="27367">
                <text:p text:id="'Mushroom Data'.B19:'Mushroom Data'.K19">27367</text:p>
              </table:table-cell>
              <table:table-cell office:value-type="float" office:value="28054">
                <text:p>28054</text:p>
              </table:table-cell>
              <table:table-cell office:value-type="float" office:value="30870">
                <text:p>30870</text:p>
              </table:table-cell>
              <table:table-cell office:value-type="float" office:value="26965">
                <text:p>26965</text:p>
              </table:table-cell>
              <table:table-cell office:value-type="float" office:value="30154">
                <text:p>30154</text:p>
              </table:table-cell>
              <table:table-cell office:value-type="float" office:value="28876">
                <text:p>28876</text:p>
              </table:table-cell>
              <table:table-cell office:value-type="float" office:value="29251">
                <text:p>29251</text:p>
              </table:table-cell>
              <table:table-cell office:value-type="float" office:value="30628">
                <text:p>30628</text:p>
              </table:table-cell>
              <table:table-cell office:value-type="float" office:value="32036">
                <text:p>32036</text:p>
              </table:table-cell>
              <table:table-cell office:value-type="float" office:value="27624">
                <text:p>27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